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3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6" style:family="table-cell" style:parent-style-name="Default" style:data-style-name="N37">
      <style:table-cell-properties fo:border="thin solid #000000" style:vertical-align="middle" style:repeat-content="false"/>
      <style:paragraph-properties fo:text-align="center"/>
    </style:style>
    <style:style style:name="ce7" style:family="table-cell" style:parent-style-name="Default" style:data-style-name="N36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fo:border="thin solid #000000" style:vertical-align="middle"/>
    </style:style>
    <style:style style:name="ce9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10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/>
    </style:style>
    <style:style style:name="ce11" style:family="table-cell" style:parent-style-name="Default" style:data-style-name="N36">
      <style:table-cell-properties style:vertical-align="middle" style:repeat-content="false"/>
      <style:paragraph-properties fo:text-align="center"/>
    </style:style>
    <style:style style:name="ce12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</style:style>
    <style:style style:name="ce13" style:family="table-cell" style:parent-style-name="Default" style:data-style-name="N36">
      <style:table-cell-properties fo:border="thin solid #000000" style:vertical-align="top" fo:background-color="transparent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e18" style:family="table-cell" style:parent-style-name="Default" style:data-style-name="N36">
      <style:table-cell-properties fo:border="thin solid #000000" style:vertical-align="to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-33%" style:text-outline="false" fo:text-shadow="none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5.60916666666667cm"/>
    </style:style>
    <style:style style:name="co3" style:family="table-column">
      <style:table-column-properties fo:break-before="auto" style:column-width="2.619375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6.0325cm"/>
    </style:style>
    <style:style style:name="co6" style:family="table-column">
      <style:table-column-properties fo:break-before="auto" style:column-width="2.96333333333333cm"/>
    </style:style>
    <style:style style:name="co7" style:family="table-column">
      <style:table-column-properties fo:break-before="auto" style:column-width="4.048125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3.81cm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paragraph" style:name="a20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1">
      <style:graphic-properties fo:wrap-option="no-wrap" fo:padding-top="0in" fo:padding-bottom="0in" fo:padding-left="0in" fo:padding-right="0in" draw:textarea-vertical-align="middle" draw:textarea-horizontal-align="left" draw:fill="solid" draw:fill-color="#729fcf" draw:opacity="100%" draw:stroke="solid" svg:stroke-width="0.02778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">
      <style:graphic-properties fo:wrap-option="no-wrap" fo:padding-top="0in" fo:padding-bottom="0in" fo:padding-left="0in" fo:padding-right="0in" draw:textarea-vertical-align="middle" draw:textarea-horizontal-align="left" draw:fill="solid" draw:fill-color="#729fcf" draw:opacity="100%" draw:stroke="solid" svg:stroke-width="0.02778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">
      <style:graphic-properties fo:wrap-option="no-wrap" fo:padding-top="0in" fo:padding-bottom="0in" fo:padding-left="0in" fo:padding-right="0in" draw:textarea-vertical-align="middle" draw:textarea-horizontal-align="left" draw:fill="solid" draw:fill-color="#729fcf" draw:opacity="100%" draw:stroke="solid" svg:stroke-width="0.02778in" svg:stroke-color="#3465a4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Bitstream Vera Sans" style:font-family-complex="Bitstream Vera 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100%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Лист1" table:style-name="ta1">
        <table:shapes>
          <draw:custom-shape svg:x="22.58694in" svg:y="0.97278in" svg:width="1.51375in" svg:height="0.15625in" draw:z-index="5" draw:id="id4" draw:style-name="a6" draw:name="Полилиния 1">
            <svg:title/>
            <svg:desc/>
            <text:p text:style-name="a5" text:class-names="" text:cond-style-name=""><text:span text:style-name="a4" text:class-names=""/></text:p>
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16200 5400" draw:mirror-vertic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?f9 - ?f8"/>
              <draw:equation draw:name="f12" draw:formula="$0"/>
              <draw:equation draw:name="f13" draw:formula="$1"/>
              <draw:equation draw:name="f14" draw:formula="?f11 / 21600"/>
              <draw:equation draw:name="f15" draw:formula="21600 - ?f13"/>
              <draw:equation draw:name="f16" draw:formula="21600 - ?f12"/>
              <draw:equation draw:name="f17" draw:formula="0 * ?f14"/>
              <draw:equation draw:name="f18" draw:formula="?f16 * ?f13"/>
              <draw:equation draw:name="f19" draw:formula="?f17 / ?f14"/>
              <draw:equation draw:name="f20" draw:formula="?f18 / 10800"/>
              <draw:equation draw:name="f21" draw:formula="?f12 + ?f20"/>
              <draw:equation draw:name="f22" draw:formula="$0 / ?f6"/>
              <draw:equation draw:name="f23" draw:formula="$1 / ?f7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6" draw:id="id5" draw:style-name="a9" draw:name="TextBox 2" svg:x="22.62514in" svg:y="0.83069in" svg:width="1.18264in" svg:height="0.36889in">
            <draw:text-box>
              <text:p text:style-name="a8" text:class-names="" text:cond-style-name=""><text:span text:style-name="a7" text:class-names="">Мода и медиана</text:span></text:p>
            </draw:text-box>
            <svg:title/>
            <svg:desc/>
          </draw:frame>
          <draw:frame draw:z-index="7" draw:id="id6" draw:style-name="a12" draw:name="TextBox 3" svg:x="21.96097in" svg:y="4.48625in" svg:width="0.01028in" svg:height="0.18458in">
            <draw:text-box>
              <text:p text:style-name="a11" text:class-names="" text:cond-style-name=""><text:span text:style-name="a10" text:class-names=""/></text:p>
            </draw:text-box>
            <svg:title/>
            <svg:desc/>
          </draw:frame>
          <draw:frame draw:z-index="8" draw:id="id7" draw:style-name="a15" draw:name="TextBox 4" svg:x="20.81611in" svg:y="4.38028in" svg:width="0.42361in" svg:height="0.18458in">
            <draw:text-box>
              <text:p text:style-name="a14" text:class-names="" text:cond-style-name=""><text:span text:style-name="a13" text:class-names="">Мода</text:span></text:p>
            </draw:text-box>
            <svg:title/>
            <svg:desc/>
          </draw:frame>
          <draw:custom-shape svg:x="20.80597in" svg:y="4.55in" svg:width="0.54486in" svg:height="0.09528in" draw:z-index="9" draw:id="id8" draw:style-name="a18" draw:name="Полилиния 5">
            <svg:title/>
            <svg:desc/>
            <text:p text:style-name="a17" text:class-names="" text:cond-style-name=""><text:span text:style-name="a16" text:class-names=""/></text:p>
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16200 54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?f9 - ?f8"/>
              <draw:equation draw:name="f12" draw:formula="$0"/>
              <draw:equation draw:name="f13" draw:formula="$1"/>
              <draw:equation draw:name="f14" draw:formula="?f11 / 21600"/>
              <draw:equation draw:name="f15" draw:formula="21600 - ?f13"/>
              <draw:equation draw:name="f16" draw:formula="21600 - ?f12"/>
              <draw:equation draw:name="f17" draw:formula="0 * ?f14"/>
              <draw:equation draw:name="f18" draw:formula="?f16 * ?f13"/>
              <draw:equation draw:name="f19" draw:formula="?f17 / ?f14"/>
              <draw:equation draw:name="f20" draw:formula="?f18 / 10800"/>
              <draw:equation draw:name="f21" draw:formula="?f12 + ?f20"/>
              <draw:equation draw:name="f22" draw:formula="$0 / ?f6"/>
              <draw:equation draw:name="f23" draw:formula="$1 / ?f7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svg:x="21.68625in" svg:y="5.34806in" svg:width="0.84764in" svg:height="0.13778in" draw:z-index="10" draw:id="id9" draw:style-name="a21" draw:name="Полилиния 6">
            <svg:title/>
            <svg:desc/>
            <text:p text:style-name="a20" text:class-names="" text:cond-style-name=""><text:span text:style-name="a19" text:class-names=""/></text:p>
            <draw:enhanced-geometry xmlns:dr3d="urn:oasis:names:tc:opendocument:xmlns:dr3d:1.0" draw:type="non-primitive" svg:viewBox="0 0 21600 21600" draw:enhanced-path="M ?f8 ?f13 L ?f12 ?f13 ?f12 ?f8 ?f9 ?f10 ?f12 ?f9 ?f12 ?f15 ?f8 ?f15 Z N" draw:text-areas="?f19 ?f13 ?f21 ?f15" draw:modifiers="16200 5400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?f9 - ?f8"/>
              <draw:equation draw:name="f12" draw:formula="$0"/>
              <draw:equation draw:name="f13" draw:formula="$1"/>
              <draw:equation draw:name="f14" draw:formula="?f11 / 21600"/>
              <draw:equation draw:name="f15" draw:formula="21600 - ?f13"/>
              <draw:equation draw:name="f16" draw:formula="21600 - ?f12"/>
              <draw:equation draw:name="f17" draw:formula="0 * ?f14"/>
              <draw:equation draw:name="f18" draw:formula="?f16 * ?f13"/>
              <draw:equation draw:name="f19" draw:formula="?f17 / ?f14"/>
              <draw:equation draw:name="f20" draw:formula="?f18 / 10800"/>
              <draw:equation draw:name="f21" draw:formula="?f12 + ?f20"/>
              <draw:equation draw:name="f22" draw:formula="$0 / ?f6"/>
              <draw:equation draw:name="f23" draw:formula="$1 / ?f7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z-index="11" draw:id="id10" draw:style-name="a26" draw:name="TextBox 7" svg:x="21.67597in" svg:y="5.19875in" svg:width="0.75944in" svg:height="0.55319in">
            <draw:text-box>
              <text:p text:style-name="a23" text:class-names="" text:cond-style-name=""><text:span text:style-name="a22" text:class-names="">Меиана</text:span></text:p>
              <text:p text:style-name="a25" text:class-names="" text:cond-style-name=""><text:span text:style-name="a24" text:class-names=""/></text:p>
            </draw:text-box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2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2" table:default-cell-style-name="ce1"/>
        <table:table-column table:style-name="co9" table:default-cell-style-name="ce1"/>
        <table:table-column table:style-name="co1" table:number-columns-repeated="1010" table:default-cell-style-name="ce1"/>
        <table:table-column table:style-name="co10" table:number-columns-repeated="15360" table:default-cell-style-name="ce1"/>
        <table:table-row table:style-name="ro1">
          <table:table-cell table:number-columns-repeated="16384"/>
        </table:table-row>
        <table:table-row table:style-name="ro1">
          <table:table-cell/>
          <table:table-cell office:value-type="string" table:number-columns-spanned="3" table:number-rows-spanned="1" table:style-name="ce14">
            <text:p>Исходные данные</text:p>
          </table:table-cell>
          <table:covered-table-cell table:number-columns-repeated="2"/>
          <table:table-cell table:number-columns-repeated="2" table:style-name="ce1"/>
          <table:table-cell table:number-columns-spanned="8" table:number-rows-spanned="1" table:style-name="ce15"/>
          <table:covered-table-cell table:number-columns-repeated="7"/>
          <table:table-cell table:number-columns-repeated="3" table:style-name="ce1"/>
          <table:table-cell table:style-name="ce1">
            <draw:frame draw:z-index="1" draw:id="id0" draw:style-name="a0" draw:name="Диаграмма 1" svg:x="0.55361in" svg:y="0.07792in" svg:width="6.30278in" svg:height="3.35625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8" table:style-name="ce1"/>
          <table:table-cell table:style-name="ce1">
            <draw:frame draw:z-index="3" draw:id="id2" draw:style-name="a2" draw:name="Диаграмма 3" svg:x="0.45625in" svg:y="0.18458in" svg:width="6.13972in" svg:height="3.32444in" style:rel-width="scale" style:rel-height="scale">
              <draw:object xlink:href="Object 3/" xlink:type="simple" xlink:show="embed" xlink:actuate="onLoad"/>
              <svg:title/>
              <svg:desc/>
            </draw:frame>
          </table:table-cell>
          <table:table-cell table:number-columns-repeated="16357"/>
        </table:table-row>
        <table:table-row table:style-name="ro1">
          <table:table-cell/>
          <table:table-cell office:value-type="string" table:number-columns-spanned="1" table:number-rows-spanned="2" table:style-name="ce16">
            <text:p>Дата/Город</text:p>
          </table:table-cell>
          <table:table-cell office:value-type="string" table:number-columns-spanned="1" table:number-rows-spanned="2" table:style-name="ce16">
            <text:p>Сингапур</text:p>
          </table:table-cell>
          <table:table-cell office:value-type="string" table:number-columns-spanned="1" table:number-rows-spanned="2" table:style-name="ce16">
            <text:p>Мурманск</text:p>
          </table:table-cell>
          <table:table-cell table:style-name="ce1"/>
          <table:table-cell table:style-name="ce2"/>
          <table:table-cell office:value-type="string" table:number-columns-spanned="5" table:number-rows-spanned="1" table:style-name="ce16">
            <text:p>Осло</text:p>
          </table:table-cell>
          <table:covered-table-cell table:number-columns-repeated="4"/>
          <table:table-cell office:value-type="string" table:number-columns-spanned="5" table:number-rows-spanned="1" table:style-name="ce17">
            <text:p>Абу Даби</text:p>
          </table:table-cell>
          <table:covered-table-cell table:number-columns-repeated="4"/>
          <table:table-cell table:number-columns-repeated="16368" table:style-name="ce1"/>
        </table:table-row>
        <table:table-row table:style-name="ro2">
          <table:table-cell/>
          <table:covered-table-cell/>
          <table:covered-table-cell/>
          <table:covered-table-cell/>
          <table:table-cell table:style-name="ce1"/>
          <table:table-cell table:style-name="ce2"/>
          <table:table-cell office:value-type="string" table:style-name="ce3">
            <text:p>Варианта</text:p>
          </table:table-cell>
          <table:table-cell office:value-type="string" table:style-name="ce3">
            <text:p>Частота</text:p>
          </table:table-cell>
          <table:table-cell office:value-type="string" table:style-name="ce3">
            <text:p>Относительная частота</text:p>
          </table:table-cell>
          <table:table-cell office:value-type="string" table:style-name="ce4">
            <text:p>x<text:span text:style-name="T2">i</text:span>*n<text:span text:style-name="T2">i</text:span></text:p>
          </table:table-cell>
          <table:table-cell office:value-type="string" table:style-name="ce4">
            <text:p>(x<text:span text:style-name="T2">i</text:span>-x<text:span text:style-name="T2">n</text:span>)<text:span text:style-name="T3">2<text:s/></text:span>* n<text:span text:style-name="T2">i</text:span></text:p>
          </table:table-cell>
          <table:table-cell office:value-type="string" table:style-name="ce3">
            <text:p>Варианта</text:p>
          </table:table-cell>
          <table:table-cell office:value-type="string" table:style-name="ce3">
            <text:p>Частота</text:p>
          </table:table-cell>
          <table:table-cell office:value-type="string" table:style-name="ce3">
            <text:p>Относительная частота</text:p>
          </table:table-cell>
          <table:table-cell office:value-type="string" table:style-name="ce4">
            <text:p>x<text:span text:style-name="T2">i</text:span>*n<text:span text:style-name="T2">i</text:span></text:p>
          </table:table-cell>
          <table:table-cell office:value-type="string" table:style-name="ce4">
            <text:p>(x<text:span text:style-name="T2">i</text:span>-x<text:span text:style-name="T2">n</text:span>)<text:span text:style-name="T3">2<text:s/></text:span>* n<text:span text:style-name="T2">i</text:span></text:p>
          </table:table-cell>
          <table:table-cell table:number-columns-repeated="3" table:style-name="ce5"/>
          <table:table-cell table:number-columns-repeated="16365"/>
        </table:table-row>
        <table:table-row table:style-name="ro1">
          <table:table-cell/>
          <table:table-cell office:value-type="date" office:date-value="2018-04-01T00:00:00" table:style-name="ce6">
            <text:p>1. Apr. 2018</text:p>
          </table:table-cell>
          <table:table-cell office:value-type="float" office:value="31" table:style-name="ce4">
            <text:p>31</text:p>
          </table:table-cell>
          <table:table-cell office:value-type="float" office:value="0" table:style-name="ce4">
            <text:p>0</text:p>
          </table:table-cell>
          <table:table-cell table:style-name="ce1"/>
          <table:table-cell table:style-name="ce7"/>
          <table:table-cell office:value-type="float" office:value="6" table:style-name="ce4">
            <text:p>6</text:p>
          </table:table-cell>
          <table:table-cell office:value-type="float" office:value="1" table:style-name="ce4">
            <text:p>1</text:p>
          </table:table-cell>
          <table:table-cell office:value-type="float" office:value="3.5714285714285712E-2" table:formula="of:=[.H5]/28" table:style-name="ce8">
            <text:p>0,035714286</text:p>
          </table:table-cell>
          <table:table-cell office:value-type="float" office:value="6" table:formula="of:=[.G5]*[.H5]" table:style-name="ce4">
            <text:p>6</text:p>
          </table:table-cell>
          <table:table-cell office:value-type="float" office:value="1.1479591836734613E-2" table:formula="of:=POWER(([.G5]-[.$G$34]);2)*[.H5]" table:style-name="ce4">
            <text:p>0,011479592</text:p>
          </table:table-cell>
          <table:table-cell office:value-type="float" office:value="31" table:style-name="ce4">
            <text:p>31</text:p>
          </table:table-cell>
          <table:table-cell office:value-type="float" office:value="3" table:style-name="ce4">
            <text:p>3</text:p>
          </table:table-cell>
          <table:table-cell office:value-type="float" office:value="0.10714285714285714" table:formula="of:=[.M5]/28" table:style-name="ce4">
            <text:p>0,107142857</text:p>
          </table:table-cell>
          <table:table-cell office:value-type="float" office:value="93" table:formula="of:=[.L5]*[.M5]" table:style-name="ce8">
            <text:p>93</text:p>
          </table:table-cell>
          <table:table-cell office:value-type="float" office:value="16.167091836734667" table:formula="of:=POWER(([.L5]-[.$K$34]);2)*[.M5]" table:style-name="ce4">
            <text:p>16,16709184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date" office:date-value="2018-04-02T00:00:00" table:style-name="ce6">
            <text:p>2. Apr. 2018</text:p>
          </table:table-cell>
          <table:table-cell office:value-type="float" office:value="32" table:style-name="ce4">
            <text:p>32</text:p>
          </table:table-cell>
          <table:table-cell office:value-type="float" office:value="0" table:style-name="ce4">
            <text:p>0</text:p>
          </table:table-cell>
          <table:table-cell table:style-name="ce1"/>
          <table:table-cell table:style-name="ce7"/>
          <table:table-cell office:value-type="float" office:value="9" table:style-name="ce4">
            <text:p>9</text:p>
          </table:table-cell>
          <table:table-cell office:value-type="float" office:value="1" table:style-name="ce4">
            <text:p>1</text:p>
          </table:table-cell>
          <table:table-cell office:value-type="float" office:value="3.5714285714285712E-2" table:formula="of:=[.H6]/28" table:style-name="ce8">
            <text:p>0,035714286</text:p>
          </table:table-cell>
          <table:table-cell office:value-type="float" office:value="9" table:formula="of:=[.G6]*[.H6]" table:style-name="ce4">
            <text:p>9</text:p>
          </table:table-cell>
          <table:table-cell office:value-type="float" office:value="9.6543367346938744" table:formula="of:=POWER(([.G6]-[.$G$34]);2)*[.H6]" table:style-name="ce4">
            <text:p>9,654336735</text:p>
          </table:table-cell>
          <table:table-cell office:value-type="float" office:value="32" table:style-name="ce4">
            <text:p>32</text:p>
          </table:table-cell>
          <table:table-cell office:value-type="float" office:value="3" table:style-name="ce4">
            <text:p>3</text:p>
          </table:table-cell>
          <table:table-cell office:value-type="float" office:value="0.10714285714285714" table:formula="of:=[.M6]/28" table:style-name="ce4">
            <text:p>0,107142857</text:p>
          </table:table-cell>
          <table:table-cell office:value-type="float" office:value="96" table:formula="of:=[.L6]*[.M6]" table:style-name="ce8">
            <text:p>96</text:p>
          </table:table-cell>
          <table:table-cell office:value-type="float" office:value="5.2385204081632493" table:formula="of:=POWER(([.L6]-[.$K$34]);2)*[.M6]" table:style-name="ce4">
            <text:p>5,238520408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date" office:date-value="2018-04-03T00:00:00" table:style-name="ce6">
            <text:p>3. Apr. 2018</text:p>
          </table:table-cell>
          <table:table-cell office:value-type="float" office:value="32" table:style-name="ce4">
            <text:p>32</text:p>
          </table:table-cell>
          <table:table-cell office:value-type="float" office:value="-1" table:style-name="ce4">
            <text:p>-1</text:p>
          </table:table-cell>
          <table:table-cell table:style-name="ce1"/>
          <table:table-cell table:style-name="ce7"/>
          <table:table-cell office:value-type="float" office:value="11" table:style-name="ce4">
            <text:p>11</text:p>
          </table:table-cell>
          <table:table-cell office:value-type="float" office:value="1" table:style-name="ce4">
            <text:p>1</text:p>
          </table:table-cell>
          <table:table-cell office:value-type="float" office:value="3.5714285714285712E-2" table:formula="of:=[.H7]/28" table:style-name="ce8">
            <text:p>0,035714286</text:p>
          </table:table-cell>
          <table:table-cell office:value-type="float" office:value="11" table:formula="of:=[.G7]*[.H7]" table:style-name="ce4">
            <text:p>11</text:p>
          </table:table-cell>
          <table:table-cell office:value-type="float" office:value="26.082908163265301" table:formula="of:=POWER(([.G7]-[.$G$34]);2)*[.H7]" table:style-name="ce4">
            <text:p>26,08290816</text:p>
          </table:table-cell>
          <table:table-cell office:value-type="float" office:value="33" table:style-name="ce4">
            <text:p>33</text:p>
          </table:table-cell>
          <table:table-cell office:value-type="float" office:value="2" table:style-name="ce4">
            <text:p>2</text:p>
          </table:table-cell>
          <table:table-cell office:value-type="float" office:value="7.1428571428571425E-2" table:formula="of:=[.M7]/28" table:style-name="ce4">
            <text:p>0,071428571</text:p>
          </table:table-cell>
          <table:table-cell office:value-type="float" office:value="66" table:formula="of:=[.L7]*[.M7]" table:style-name="ce8">
            <text:p>66</text:p>
          </table:table-cell>
          <table:table-cell office:value-type="float" office:value="0.20663265306122189" table:formula="of:=POWER(([.L7]-[.$K$34]);2)*[.M7]" table:style-name="ce4">
            <text:p>0,206632653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date" office:date-value="2018-04-04T00:00:00" table:style-name="ce6">
            <text:p>4. Apr. 2018</text:p>
          </table:table-cell>
          <table:table-cell office:value-type="float" office:value="31" table:style-name="ce4">
            <text:p>31</text:p>
          </table:table-cell>
          <table:table-cell office:value-type="float" office:value="1" table:style-name="ce4">
            <text:p>1</text:p>
          </table:table-cell>
          <table:table-cell table:style-name="ce1"/>
          <table:table-cell table:style-name="ce7"/>
          <table:table-cell office:value-type="float" office:value="12" table:style-name="ce4">
            <text:p>12</text:p>
          </table:table-cell>
          <table:table-cell office:value-type="float" office:value="1" table:style-name="ce4">
            <text:p>1</text:p>
          </table:table-cell>
          <table:table-cell office:value-type="float" office:value="3.5714285714285712E-2" table:formula="of:=[.H8]/28" table:style-name="ce8">
            <text:p>0,035714286</text:p>
          </table:table-cell>
          <table:table-cell office:value-type="float" office:value="12" table:formula="of:=[.G8]*[.H8]" table:style-name="ce4">
            <text:p>12</text:p>
          </table:table-cell>
          <table:table-cell office:value-type="float" office:value="37.297193877551017" table:formula="of:=POWER(([.G8]-[.$G$34]);2)*[.H8]" table:style-name="ce4">
            <text:p>37,29719388</text:p>
          </table:table-cell>
          <table:table-cell office:value-type="float" office:value="34" table:style-name="ce4">
            <text:p>34</text:p>
          </table:table-cell>
          <table:table-cell office:value-type="float" office:value="2" table:style-name="ce4">
            <text:p>2</text:p>
          </table:table-cell>
          <table:table-cell office:value-type="float" office:value="7.1428571428571425E-2" table:formula="of:=[.M8]/28" table:style-name="ce4">
            <text:p>0,071428571</text:p>
          </table:table-cell>
          <table:table-cell office:value-type="float" office:value="68" table:formula="of:=[.L8]*[.M8]" table:style-name="ce8">
            <text:p>68</text:p>
          </table:table-cell>
          <table:table-cell office:value-type="float" office:value="0.92091836734694432" table:formula="of:=POWER(([.L8]-[.$K$34]);2)*[.M8]" table:style-name="ce4">
            <text:p>0,920918367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date" office:date-value="2018-04-05T00:00:00" table:style-name="ce6">
            <text:p>5. Apr. 2018</text:p>
          </table:table-cell>
          <table:table-cell office:value-type="float" office:value="33" table:style-name="ce4">
            <text:p>33</text:p>
          </table:table-cell>
          <table:table-cell office:value-type="float" office:value="0" table:style-name="ce4">
            <text:p>0</text:p>
          </table:table-cell>
          <table:table-cell table:style-name="ce1"/>
          <table:table-cell table:style-name="ce7"/>
          <table:table-cell office:value-type="float" office:value="13" table:style-name="ce4">
            <text:p>13</text:p>
          </table:table-cell>
          <table:table-cell office:value-type="float" office:value="3" table:style-name="ce4">
            <text:p>3</text:p>
          </table:table-cell>
          <table:table-cell office:value-type="float" office:value="0.10714285714285714" table:formula="of:=[.H9]/28" table:style-name="ce8">
            <text:p>0,107142857</text:p>
          </table:table-cell>
          <table:table-cell office:value-type="float" office:value="39" table:formula="of:=[.G9]*[.H9]" table:style-name="ce4">
            <text:p>39</text:p>
          </table:table-cell>
          <table:table-cell office:value-type="float" office:value="151.53443877551018" table:formula="of:=POWER(([.G9]-[.$G$34]);2)*[.H9]" table:style-name="ce4">
            <text:p>151,5344388</text:p>
          </table:table-cell>
          <table:table-cell office:value-type="float" office:value="35" table:style-name="ce4">
            <text:p>35</text:p>
          </table:table-cell>
          <table:table-cell office:value-type="float" office:value="7" table:style-name="ce4">
            <text:p>7</text:p>
          </table:table-cell>
          <table:table-cell office:value-type="float" office:value="0.25" table:formula="of:=[.M9]/28" table:style-name="ce4">
            <text:p>0,25</text:p>
          </table:table-cell>
          <table:table-cell office:value-type="float" office:value="245" table:formula="of:=[.L9]*[.M9]" table:style-name="ce8">
            <text:p>245</text:p>
          </table:table-cell>
          <table:table-cell office:value-type="float" office:value="19.723214285714334" table:formula="of:=POWER(([.L9]-[.$K$34]);2)*[.M9]" table:style-name="ce4">
            <text:p>19,72321429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date" office:date-value="2018-04-06T00:00:00" table:style-name="ce6">
            <text:p>6. Apr. 2018</text:p>
          </table:table-cell>
          <table:table-cell office:value-type="float" office:value="32" table:style-name="ce4">
            <text:p>32</text:p>
          </table:table-cell>
          <table:table-cell office:value-type="float" office:value="1" table:style-name="ce4">
            <text:p>1</text:p>
          </table:table-cell>
          <table:table-cell table:style-name="ce1"/>
          <table:table-cell table:style-name="ce7"/>
          <table:table-cell office:value-type="float" office:value="14" table:style-name="ce4">
            <text:p>14</text:p>
          </table:table-cell>
          <table:table-cell office:value-type="float" office:value="3" table:style-name="ce4">
            <text:p>3</text:p>
          </table:table-cell>
          <table:table-cell office:value-type="float" office:value="0.10714285714285714" table:formula="of:=[.H10]/28" table:style-name="ce8">
            <text:p>0,107142857</text:p>
          </table:table-cell>
          <table:table-cell office:value-type="float" office:value="42" table:formula="of:=[.G10]*[.H10]" table:style-name="ce4">
            <text:p>42</text:p>
          </table:table-cell>
          <table:table-cell office:value-type="float" office:value="197.17729591836735" table:formula="of:=POWER(([.G10]-[.$G$34]);2)*[.H10]" table:style-name="ce4">
            <text:p>197,1772959</text:p>
          </table:table-cell>
          <table:table-cell office:value-type="float" office:value="36" table:style-name="ce4">
            <text:p>36</text:p>
          </table:table-cell>
          <table:table-cell office:value-type="float" office:value="5" table:style-name="ce4">
            <text:p>5</text:p>
          </table:table-cell>
          <table:table-cell office:value-type="float" office:value="0.17857142857142858" table:formula="of:=[.M10]/28" table:style-name="ce4">
            <text:p>0,178571429</text:p>
          </table:table-cell>
          <table:table-cell office:value-type="float" office:value="180" table:formula="of:=[.L10]*[.M10]" table:style-name="ce8">
            <text:p>180</text:p>
          </table:table-cell>
          <table:table-cell office:value-type="float" office:value="35.873724489795976" table:formula="of:=POWER(([.L10]-[.$K$34]);2)*[.M10]" table:style-name="ce4">
            <text:p>35,87372449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date" office:date-value="2018-04-07T00:00:00" table:style-name="ce6">
            <text:p>7. Apr. 2018</text:p>
          </table:table-cell>
          <table:table-cell office:value-type="float" office:value="31" table:style-name="ce4">
            <text:p>31</text:p>
          </table:table-cell>
          <table:table-cell office:value-type="float" office:value="1" table:style-name="ce4">
            <text:p>1</text:p>
          </table:table-cell>
          <table:table-cell table:style-name="ce1"/>
          <table:table-cell table:style-name="ce7"/>
          <table:table-cell office:value-type="float" office:value="15" table:style-name="ce4">
            <text:p>15</text:p>
          </table:table-cell>
          <table:table-cell office:value-type="float" office:value="2" table:style-name="ce4">
            <text:p>2</text:p>
          </table:table-cell>
          <table:table-cell office:value-type="float" office:value="7.1428571428571425E-2" table:formula="of:=[.H11]/28" table:style-name="ce8">
            <text:p>0,071428571</text:p>
          </table:table-cell>
          <table:table-cell office:value-type="float" office:value="30" table:formula="of:=[.G11]*[.H11]" table:style-name="ce4">
            <text:p>30</text:p>
          </table:table-cell>
          <table:table-cell office:value-type="float" office:value="165.88010204081635" table:formula="of:=POWER(([.G11]-[.$G$34]);2)*[.H11]" table:style-name="ce4">
            <text:p>165,880102</text:p>
          </table:table-cell>
          <table:table-cell office:value-type="float" office:value="37" table:style-name="ce4">
            <text:p>37</text:p>
          </table:table-cell>
          <table:table-cell office:value-type="float" office:value="5" table:style-name="ce4">
            <text:p>5</text:p>
          </table:table-cell>
          <table:table-cell office:value-type="float" office:value="0.17857142857142858" table:formula="of:=[.M11]/28" table:style-name="ce4">
            <text:p>0,178571429</text:p>
          </table:table-cell>
          <table:table-cell office:value-type="float" office:value="185" table:formula="of:=[.L11]*[.M11]" table:style-name="ce8">
            <text:p>185</text:p>
          </table:table-cell>
          <table:table-cell office:value-type="float" office:value="67.659438775510267" table:formula="of:=POWER(([.L11]-[.$K$34]);2)*[.M11]" table:style-name="ce4">
            <text:p>67,65943878</text:p>
          </table:table-cell>
          <table:table-cell table:number-columns-repeated="16368" table:style-name="ce1"/>
        </table:table-row>
        <table:table-row table:style-name="ro1">
          <table:table-cell/>
          <table:table-cell office:value-type="date" office:date-value="2018-04-08T00:00:00" table:style-name="ce6">
            <text:p>8. Apr. 2018</text:p>
          </table:table-cell>
          <table:table-cell office:value-type="float" office:value="30" table:style-name="ce4">
            <text:p>30</text:p>
          </table:table-cell>
          <table:table-cell office:value-type="float" office:value="0" table:style-name="ce4">
            <text:p>0</text:p>
          </table:table-cell>
          <table:table-cell table:style-name="ce1"/>
          <table:table-cell table:style-name="ce7"/>
          <table:table-cell office:value-type="float" office:value="16" table:style-name="ce4">
            <text:p>16</text:p>
          </table:table-cell>
          <table:table-cell office:value-type="float" office:value="1" table:style-name="ce4">
            <text:p>1</text:p>
          </table:table-cell>
          <table:table-cell office:value-type="float" office:value="3.5714285714285712E-2" table:formula="of:=[.H12]/28" table:style-name="ce8">
            <text:p>0,035714286</text:p>
          </table:table-cell>
          <table:table-cell office:value-type="float" office:value="16" table:formula="of:=[.G12]*[.H12]" table:style-name="ce4">
            <text:p>16</text:p>
          </table:table-cell>
          <table:table-cell office:value-type="float" office:value="102.15433673469389" table:formula="of:=POWER(([.G12]-[.$G$34]);2)*[.H12]" table:style-name="ce4">
            <text:p>102,1543367</text:p>
          </table:table-cell>
          <table:table-cell table:number-columns-repeated="3" table:style-name="ce4"/>
          <table:table-cell table:style-name="ce8"/>
          <table:table-cell table:style-name="ce4"/>
          <table:table-cell table:number-columns-repeated="16368" table:style-name="ce1"/>
        </table:table-row>
        <table:table-row table:style-name="ro1">
          <table:table-cell/>
          <table:table-cell office:value-type="date" office:date-value="2018-04-09T00:00:00" table:style-name="ce6">
            <text:p>9. Apr. 2018</text:p>
          </table:table-cell>
          <table:table-cell office:value-type="float" office:value="32" table:style-name="ce4">
            <text:p>32</text:p>
          </table:table-cell>
          <table:table-cell office:value-type="float" office:value="-3" table:style-name="ce4">
            <text:p>-3</text:p>
          </table:table-cell>
          <table:table-cell table:number-columns-repeated="2" table:style-name="ce1"/>
          <table:table-cell office:value-type="float" office:value="17" table:style-name="ce9">
            <text:p>17</text:p>
          </table:table-cell>
          <table:table-cell office:value-type="float" office:value="2" table:style-name="ce9">
            <text:p>2</text:p>
          </table:table-cell>
          <table:table-cell office:value-type="float" office:value="7.1428571428571425E-2" table:formula="of:=[.H13]/28" table:style-name="ce10">
            <text:p>0,071428571</text:p>
          </table:table-cell>
          <table:table-cell office:value-type="float" office:value="34" table:formula="of:=[.G13]*[.H13]" table:style-name="ce9">
            <text:p>34</text:p>
          </table:table-cell>
          <table:table-cell office:value-type="float" office:value="246.73724489795921" table:formula="of:=POWER(([.G13]-[.$G$34]);2)*[.H13]" table:style-name="ce9">
            <text:p>246,7372449</text:p>
          </table:table-cell>
          <table:table-cell table:number-columns-repeated="3" table:style-name="ce4"/>
          <table:table-cell table:style-name="ce8"/>
          <table:table-cell table:style-name="ce4"/>
          <table:table-cell table:number-columns-repeated="16368" table:style-name="ce1"/>
        </table:table-row>
        <table:table-row table:style-name="ro1">
          <table:table-cell/>
          <table:table-cell office:value-type="date" office:date-value="2018-04-10T00:00:00" table:style-name="ce6">
            <text:p>10. Apr. 2018</text:p>
          </table:table-cell>
          <table:table-cell office:value-type="float" office:value="32" table:style-name="ce4">
            <text:p>32</text:p>
          </table:table-cell>
          <table:table-cell office:value-type="float" office:value="1" table:style-name="ce4">
            <text:p>1</text:p>
          </table:table-cell>
          <table:table-cell table:number-columns-repeated="2" table:style-name="ce1"/>
          <table:table-cell office:value-type="float" office:value="18" table:style-name="ce9">
            <text:p>18</text:p>
          </table:table-cell>
          <table:table-cell office:value-type="float" office:value="7" table:style-name="ce9">
            <text:p>7</text:p>
          </table:table-cell>
          <table:table-cell office:value-type="float" office:value="0.25" table:formula="of:=[.H14]/28" table:style-name="ce10">
            <text:p>0,25</text:p>
          </table:table-cell>
          <table:table-cell office:value-type="float" office:value="126" table:formula="of:=[.G14]*[.H14]" table:style-name="ce9">
            <text:p>126</text:p>
          </table:table-cell>
          <table:table-cell office:value-type="float" office:value="1026.0803571428573" table:formula="of:=POWER(([.G14]-[.$G$34]);2)*[.H14]" table:style-name="ce9">
            <text:p>1026,080357</text:p>
          </table:table-cell>
          <table:table-cell table:number-columns-repeated="3" table:style-name="ce4"/>
          <table:table-cell table:style-name="ce8"/>
          <table:table-cell table:style-name="ce4"/>
          <table:table-cell table:number-columns-repeated="16368" table:style-name="ce1"/>
        </table:table-row>
        <table:table-row table:style-name="ro1">
          <table:table-cell/>
          <table:table-cell office:value-type="date" office:date-value="2018-04-11T00:00:00" table:style-name="ce6">
            <text:p>11. Apr. 2018</text:p>
          </table:table-cell>
          <table:table-cell office:value-type="float" office:value="34" table:style-name="ce4">
            <text:p>34</text:p>
          </table:table-cell>
          <table:table-cell office:value-type="float" office:value="4" table:style-name="ce4">
            <text:p>4</text:p>
          </table:table-cell>
          <table:table-cell table:number-columns-repeated="2" table:style-name="ce1"/>
          <table:table-cell office:value-type="float" office:value="20" table:style-name="ce9">
            <text:p>20</text:p>
          </table:table-cell>
          <table:table-cell office:value-type="float" office:value="1" table:style-name="ce9">
            <text:p>1</text:p>
          </table:table-cell>
          <table:table-cell office:value-type="float" office:value="3.5714285714285712E-2" table:formula="of:=[.H15]/28" table:style-name="ce10">
            <text:p>0,035714286</text:p>
          </table:table-cell>
          <table:table-cell office:value-type="float" office:value="20" table:formula="of:=[.G15]*[.H15]" table:style-name="ce9">
            <text:p>20</text:p>
          </table:table-cell>
          <table:table-cell office:value-type="float" office:value="199.01147959183675" table:formula="of:=POWER(([.G15]-[.$G$34]);2)*[.H15]" table:style-name="ce9">
            <text:p>199,0114796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date" office:date-value="2018-04-12T00:00:00" table:style-name="ce6">
            <text:p>12. Apr. 2018</text:p>
          </table:table-cell>
          <table:table-cell office:value-type="float" office:value="32" table:style-name="ce4">
            <text:p>32</text:p>
          </table:table-cell>
          <table:table-cell office:value-type="float" office:value="3" table:style-name="ce4">
            <text:p>3</text:p>
          </table:table-cell>
          <table:table-cell table:number-columns-repeated="2" table:style-name="ce1"/>
          <table:table-cell office:value-type="float" office:value="21" table:style-name="ce9">
            <text:p>21</text:p>
          </table:table-cell>
          <table:table-cell office:value-type="float" office:value="2" table:style-name="ce9">
            <text:p>2</text:p>
          </table:table-cell>
          <table:table-cell office:value-type="float" office:value="7.1428571428571425E-2" table:formula="of:=[.H16]/28" table:style-name="ce10">
            <text:p>0,071428571</text:p>
          </table:table-cell>
          <table:table-cell office:value-type="float" office:value="42" table:formula="of:=[.G16]*[.H16]" table:style-name="ce9">
            <text:p>42</text:p>
          </table:table-cell>
          <table:table-cell office:value-type="float" office:value="456.45153061224494" table:formula="of:=POWER(([.G16]-[.$G$34]);2)*[.H16]" table:style-name="ce9">
            <text:p>456,4515306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date" office:date-value="2018-04-13T00:00:00" table:style-name="ce6">
            <text:p>13. Apr. 2018</text:p>
          </table:table-cell>
          <table:table-cell office:value-type="float" office:value="33" table:style-name="ce4">
            <text:p>33</text:p>
          </table:table-cell>
          <table:table-cell office:value-type="float" office:value="7" table:style-name="ce4">
            <text:p>7</text:p>
          </table:table-cell>
          <table:table-cell table:number-columns-repeated="2" table:style-name="ce1"/>
          <table:table-cell office:value-type="float" office:value="22" table:style-name="ce9">
            <text:p>22</text:p>
          </table:table-cell>
          <table:table-cell office:value-type="float" office:value="3" table:style-name="ce9">
            <text:p>3</text:p>
          </table:table-cell>
          <table:table-cell office:value-type="float" office:value="0.10714285714285714" table:formula="of:=[.H17]/28" table:style-name="ce10">
            <text:p>0,107142857</text:p>
          </table:table-cell>
          <table:table-cell office:value-type="float" office:value="66" table:formula="of:=[.G17]*[.H17]" table:style-name="ce9">
            <text:p>66</text:p>
          </table:table-cell>
          <table:table-cell office:value-type="float" office:value="778.32015306122457" table:formula="of:=POWER(([.G17]-[.$G$34]);2)*[.H17]" table:style-name="ce9">
            <text:p>778,3201531</text:p>
          </table:table-cell>
          <table:table-cell table:number-columns-repeated="16373"/>
        </table:table-row>
        <table:table-row table:style-name="ro1">
          <table:table-cell/>
          <table:table-cell office:value-type="date" office:date-value="2018-04-14T00:00:00" table:style-name="ce6">
            <text:p>14. Apr. 2018</text:p>
          </table:table-cell>
          <table:table-cell office:value-type="float" office:value="32" table:style-name="ce4">
            <text:p>32</text:p>
          </table:table-cell>
          <table:table-cell office:value-type="float" office:value="5" table:style-name="ce4">
            <text:p>5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date" office:date-value="2018-04-15T00:00:00" table:style-name="ce6">
            <text:p>15. Apr. 2018</text:p>
          </table:table-cell>
          <table:table-cell office:value-type="float" office:value="30" table:style-name="ce4">
            <text:p>30</text:p>
          </table:table-cell>
          <table:table-cell office:value-type="float" office:value="3" table:style-name="ce4">
            <text:p>3</text:p>
          </table:table-cell>
          <table:table-cell table:number-columns-repeated="13" table:style-name="ce1"/>
          <table:table-cell table:style-name="ce1">
            <draw:frame draw:z-index="2" draw:id="id1" draw:style-name="a1" draw:name="Диаграмма 2" svg:x="0.46305in" svg:y="0.19014in" svg:width="6.29764in" svg:height="2.99806in" style:rel-width="scale" style:rel-height="scale">
              <draw:object xlink:href="Object 2/" xlink:type="simple" xlink:show="embed" xlink:actuate="onLoad"/>
              <svg:title/>
              <svg:desc/>
            </draw:frame>
          </table:table-cell>
          <table:table-cell table:number-columns-repeated="16366"/>
        </table:table-row>
        <table:table-row table:style-name="ro1">
          <table:table-cell/>
          <table:table-cell office:value-type="date" office:date-value="2018-04-16T00:00:00" table:style-name="ce6">
            <text:p>16. Apr. 2018</text:p>
          </table:table-cell>
          <table:table-cell office:value-type="float" office:value="30" table:style-name="ce4">
            <text:p>30</text:p>
          </table:table-cell>
          <table:table-cell office:value-type="float" office:value="3" table:style-name="ce4">
            <text:p>3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date" office:date-value="2018-04-17T00:00:00" table:style-name="ce6">
            <text:p>17. Apr. 2018</text:p>
          </table:table-cell>
          <table:table-cell office:value-type="float" office:value="33" table:style-name="ce4">
            <text:p>33</text:p>
          </table:table-cell>
          <table:table-cell office:value-type="float" office:value="5" table:style-name="ce4">
            <text:p>5</text:p>
          </table:table-cell>
          <table:table-cell table:number-columns-repeated="22" table:style-name="ce1"/>
          <table:table-cell table:style-name="ce1">
            <draw:frame draw:z-index="4" draw:id="id3" draw:style-name="a3" draw:name="Диаграмма 4" svg:x="0.50944in" svg:y="0.00695in" svg:width="6.49875in" svg:height="2.99875in" style:rel-width="scale" style:rel-height="scale">
              <draw:object xlink:href="Object 4/" xlink:type="simple" xlink:show="embed" xlink:actuate="onLoad"/>
              <svg:title/>
              <svg:desc/>
            </draw:frame>
          </table:table-cell>
          <table:table-cell table:number-columns-repeated="16357"/>
        </table:table-row>
        <table:table-row table:style-name="ro1">
          <table:table-cell/>
          <table:table-cell office:value-type="date" office:date-value="2018-04-18T00:00:00" table:style-name="ce6">
            <text:p>18. Apr. 2018</text:p>
          </table:table-cell>
          <table:table-cell office:value-type="float" office:value="33" table:style-name="ce4">
            <text:p>33</text:p>
          </table:table-cell>
          <table:table-cell office:value-type="float" office:value="5" table:style-name="ce4">
            <text:p>5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date" office:date-value="2018-04-19T00:00:00" table:style-name="ce6">
            <text:p>19. Apr. 2018</text:p>
          </table:table-cell>
          <table:table-cell office:value-type="float" office:value="27" table:style-name="ce4">
            <text:p>27</text:p>
          </table:table-cell>
          <table:table-cell office:value-type="float" office:value="0" table:style-name="ce4">
            <text:p>0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date" office:date-value="2018-04-20T00:00:00" table:style-name="ce6">
            <text:p>20. Apr. 2018</text:p>
          </table:table-cell>
          <table:table-cell office:value-type="float" office:value="33" table:style-name="ce4">
            <text:p>33</text:p>
          </table:table-cell>
          <table:table-cell office:value-type="float" office:value="-1" table:style-name="ce4">
            <text:p>-1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date" office:date-value="2018-04-21T00:00:00" table:style-name="ce6">
            <text:p>21. Apr. 2018</text:p>
          </table:table-cell>
          <table:table-cell office:value-type="float" office:value="28" table:style-name="ce4">
            <text:p>28</text:p>
          </table:table-cell>
          <table:table-cell office:value-type="float" office:value="-1" table:style-name="ce4">
            <text:p>-1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date" office:date-value="2018-04-22T00:00:00" table:style-name="ce6">
            <text:p>22. Apr. 2018</text:p>
          </table:table-cell>
          <table:table-cell office:value-type="float" office:value="29" table:style-name="ce4">
            <text:p>29</text:p>
          </table:table-cell>
          <table:table-cell office:value-type="float" office:value="2" table:style-name="ce4">
            <text:p>2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date" office:date-value="2018-04-23T00:00:00" table:style-name="ce6">
            <text:p>23. Apr. 2018</text:p>
          </table:table-cell>
          <table:table-cell office:value-type="float" office:value="28" table:style-name="ce4">
            <text:p>28</text:p>
          </table:table-cell>
          <table:table-cell office:value-type="float" office:value="3" table:style-name="ce4">
            <text:p>3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date" office:date-value="2018-04-24T00:00:00" table:style-name="ce6">
            <text:p>24. Apr. 2018</text:p>
          </table:table-cell>
          <table:table-cell office:value-type="float" office:value="31" table:style-name="ce4">
            <text:p>31</text:p>
          </table:table-cell>
          <table:table-cell office:value-type="float" office:value="8" table:style-name="ce4">
            <text:p>8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date" office:date-value="2018-04-25T00:00:00" table:style-name="ce6">
            <text:p>25. Apr. 2018</text:p>
          </table:table-cell>
          <table:table-cell office:value-type="float" office:value="32" table:style-name="ce4">
            <text:p>32</text:p>
          </table:table-cell>
          <table:table-cell office:value-type="float" office:value="5" table:style-name="ce4">
            <text:p>5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date" office:date-value="2018-04-26T00:00:00" table:style-name="ce6">
            <text:p>26. Apr. 2018</text:p>
          </table:table-cell>
          <table:table-cell office:value-type="float" office:value="29" table:style-name="ce4">
            <text:p>29</text:p>
          </table:table-cell>
          <table:table-cell office:value-type="float" office:value="7" table:style-name="ce4">
            <text:p>7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date" office:date-value="2018-04-27T00:00:00" table:style-name="ce6">
            <text:p>27. Apr. 2018</text:p>
          </table:table-cell>
          <table:table-cell office:value-type="float" office:value="32" table:style-name="ce4">
            <text:p>32</text:p>
          </table:table-cell>
          <table:table-cell office:value-type="float" office:value="2" table:style-name="ce4">
            <text:p>2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date" office:date-value="2018-04-28T00:00:00" table:style-name="ce6">
            <text:p>28. Apr. 2018</text:p>
          </table:table-cell>
          <table:table-cell office:value-type="float" office:value="32" table:style-name="ce4">
            <text:p>32</text:p>
          </table:table-cell>
          <table:table-cell office:value-type="float" office:value="2" table:style-name="ce4">
            <text:p>2</text:p>
          </table:table-cell>
          <table:table-cell table:number-columns-repeated="16380" table:style-name="ce1"/>
        </table:table-row>
        <table:table-row table:style-name="ro1">
          <table:table-cell/>
          <table:table-cell table:style-name="ce11"/>
          <table:table-cell table:number-columns-repeated="3" table:style-name="ce1"/>
          <table:table-cell office:value-type="string" table:number-columns-spanned="9" table:number-rows-spanned="1" table:style-name="ce18">
            <text:p>Параметры</text:p>
          </table:table-cell>
          <table:covered-table-cell table:number-columns-repeated="8"/>
          <table:table-cell table:number-columns-repeated="16370"/>
        </table:table-row>
        <table:table-row table:style-name="ro1">
          <table:table-cell/>
          <table:table-cell table:number-columns-repeated="4" table:style-name="ce1"/>
          <table:table-cell office:value-type="string" table:style-name="ce12">
            <text:p>Выборочная средняя x<text:span text:style-name="T2">n</text:span></text:p>
          </table:table-cell>
          <table:table-cell office:value-type="float" office:value="5.8928571428571432" table:formula="of:=SUM([.J5:.J12])/28" table:number-columns-spanned="4" table:number-rows-spanned="1" table:style-name="ce17">
            <text:p>5,892857143</text:p>
          </table:table-cell>
          <table:covered-table-cell table:number-columns-repeated="3"/>
          <table:table-cell office:value-type="float" office:value="33.321428571428569" table:formula="of:=SUM([.O5:.O14])/28" table:number-columns-spanned="4" table:number-rows-spanned="1" table:style-name="ce17">
            <text:p>33,32142857</text:p>
          </table:table-cell>
          <table:covered-table-cell table:number-columns-repeated="3"/>
          <table:table-cell table:number-columns-repeated="16370"/>
        </table:table-row>
        <table:table-row table:style-name="ro1">
          <table:table-cell/>
          <table:table-cell table:number-columns-repeated="4" table:style-name="ce1"/>
          <table:table-cell office:value-type="string" table:style-name="ce13">
            <text:p>Дисперсия Dr</text:p>
          </table:table-cell>
          <table:table-cell office:value-type="float" office:value="24.635431851311953" table:formula="of:=SUM([.K5:.K12])/28" table:number-columns-spanned="4" table:number-rows-spanned="1" table:style-name="ce17">
            <text:p>24,63543185</text:p>
          </table:table-cell>
          <table:covered-table-cell table:number-columns-repeated="3"/>
          <table:table-cell office:value-type="float" office:value="5.2067693148688088" table:formula="of:=SUM([.P5:.P14])/28" table:number-columns-spanned="4" table:number-rows-spanned="1" table:style-name="ce17">
            <text:p>5,206769315</text:p>
          </table:table-cell>
          <table:covered-table-cell table:number-columns-repeated="3"/>
          <table:table-cell table:number-columns-repeated="16370"/>
        </table:table-row>
        <table:table-row table:style-name="ro1">
          <table:table-cell/>
          <table:table-cell table:number-columns-repeated="4" table:style-name="ce1"/>
          <table:table-cell office:value-type="string" table:style-name="ce4">
            <text:p>Коэффициент вариации V</text:p>
          </table:table-cell>
          <table:table-cell office:value-type="float" office:value="0.84227551709685455" table:formula="of:=SQRT([.G35])/[.G34]" table:number-columns-spanned="4" table:number-rows-spanned="1" table:style-name="ce17">
            <text:p>0,842275517</text:p>
          </table:table-cell>
          <table:covered-table-cell table:number-columns-repeated="3"/>
          <table:table-cell office:value-type="float" office:value="6.8479496100869924E-2" table:formula="of:=SQRT([.K35])/[.K34]" table:number-columns-spanned="4" table:number-rows-spanned="1" table:style-name="ce17">
            <text:p>0,068479496</text:p>
          </table:table-cell>
          <table:covered-table-cell table:number-columns-repeated="3"/>
          <table:table-cell table:number-columns-repeated="16370"/>
        </table:table-row>
        <table:table-row table:number-rows-repeated="104854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36" number:language="en" number:country="US">
      <number:month/>
      <number:text>.</number:text>
      <number:day/>
      <number:text>.</number:text>
      <number:year number:style="long"/>
    </number:date-style>
    <number:date-style style:name="N37" number:language="en" number:country="US">
      <number:day/>
      <number:text>. </number:text>
      <number:month number:textual="true"/>
      <number:text>. 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tud</meta:initial-creator>
    <dc:creator>Константин Третьяков</dc:creator>
    <meta:creation-date>2014-05-19T07:00:18Z</meta:creation-date>
    <dc:date>2018-05-08T18:57:00Z</dc:date>
    <meta:editing-cycles>7</meta:editing-cycles>
    <meta:editing-duration>PT3660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878787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4a7ebb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</office:automatic-styles>
  <office:body>
    <office:chart>
      <chart:chart chart:class="chart:line" svg:height="241.6499212598425pt" svg:width="453.800157480315pt" chart:style-name="Crt0">
        <chart:title svg:x="91.0548031496063pt" svg:y="6.881732283464566pt" chart:style-name="CT00">
          <text:p text:style-name="a0" text:class-names="" text:cond-style-name="">Полигон частот (Осло)</text:p>
        </chart:title>
        <chart:plot-area svg:x="24.57795275590551pt" svg:y="35.22645669291339pt" svg:width="405.296062992126pt" svg:height="185.3552755905512pt" chart:style-name="Plt0">
          <chart:axis chart:dimension="y" chart:name="primary-y" chart:style-name="Axs0">
            <chart:title svg:x="45.55574803149607pt" svg:y="15.37094488188976pt" chart:style-name="AT00">
              <text:p text:style-name="a1" text:class-names="" text:cond-style-name="">ni</text:p>
            </chart:title>
            <chart:grid chart:class="major" chart:style-name="GMa0"/>
          </chart:axis>
          <chart:axis chart:dimension="x" chart:name="primary-x" chart:style-name="Axs1">
            <chart:title svg:x="426.5856692913386pt" svg:y="189.8959842519685pt" chart:style-name="AT01">
              <text:p text:style-name="a2" text:class-names="" text:cond-style-name="">xi</text:p>
            </chart:title>
            <chart:categories table:cell-range-address="Лист1.$G$5:.$G$17"/>
          </chart:axis>
          <chart:series chart:values-cell-range-address="Лист1.$I$5:.$I$17" chart:class="chart:line" chart:attached-axis="primary-y" chart:style-name="G0S0">
            <chart:data-point chart:repeated="1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878787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6944in" chart:symbol-height="0.06944in" chart:connect-bars="false" chart:solid-type="cuboid" chart:stacked="false" chart:percentage="false"/>
      <style:graphic-properties draw:fill="none" draw:stroke="solid" svg:stroke-width="0.0311in" svg:stroke-color="#4a7ebb" svg:stroke-opacity="100%" draw:stroke-linejoin="round" svg:stroke-linecap="round"/>
    </style:style>
    <style:style style:family="chart" style:name="Crt0">
      <style:chart-properties chart:three-dimensional="false" chart:deep="false" chart:symbol-type="named-symbol" chart:symbol-name="diamond" chart:symbol-width="0.06944in" chart:symbol-height="0.06944in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</office:automatic-styles>
  <office:body>
    <office:chart>
      <chart:chart chart:class="chart:line" svg:height="215.86031496063pt" svg:width="453.4300787401575pt" chart:style-name="Crt0">
        <chart:title chart:style-name="CT00">
          <text:p text:style-name="a0" text:class-names="" text:cond-style-name="">Полигон частот (Абу Даби)</text:p>
        </chart:title>
        <chart:plot-area svg:x="13.38118110236221pt" svg:y="30.40007874015748pt" svg:width="418.3895275590551pt" svg:height="176.2523622047244pt" chart:style-name="Plt0">
          <chart:axis chart:dimension="y" chart:name="primary-y" chart:style-name="Axs0">
            <chart:title svg:x="31.63850393700788pt" svg:y="13.76929133858268pt" chart:style-name="AT00">
              <text:p text:style-name="a1" text:class-names="" text:cond-style-name="">ni</text:p>
            </chart:title>
            <chart:grid chart:class="major" chart:style-name="GMa0"/>
          </chart:axis>
          <chart:axis chart:dimension="x" chart:name="primary-x" chart:style-name="Axs1">
            <chart:title svg:x="429.2475590551181pt" svg:y="178.8305511811024pt" chart:style-name="AT01">
              <text:p text:style-name="a2" text:class-names="" text:cond-style-name="">xi</text:p>
            </chart:title>
            <chart:categories table:cell-range-address="Лист1.$L$5:.$L$11"/>
          </chart:axis>
          <chart:series chart:values-cell-range-address="Лист1.$N$5:.$N$11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878787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</office:automatic-styles>
  <office:body>
    <office:chart>
      <chart:chart chart:class="chart:bar" svg:height="239.3596062992126pt" svg:width="442.0597637795275pt" chart:style-name="Crt0">
        <chart:title svg:x="92.0pt" svg:y="8.94251968503937pt" chart:style-name="CT00">
          <text:p text:style-name="a0" text:class-names="" text:cond-style-name="">Гистограмма относительных частот<text:line-break/> (Осло)</text:p>
        </chart:title>
        <chart:plot-area svg:x="27.51535433070866pt" svg:y="65.30535433070867pt" svg:width="383.7984251968504pt" svg:height="155.6613385826771pt" chart:style-name="Plt0">
          <chart:axis chart:dimension="y" chart:name="primary-y" chart:style-name="Axs0">
            <chart:title svg:x="36.80984251968504pt" svg:y="44.7688188976378pt" chart:style-name="AT00">
              <text:p text:style-name="a1" text:class-names="" text:cond-style-name="">hi</text:p>
            </chart:title>
            <chart:grid chart:class="major" chart:style-name="GMa0"/>
          </chart:axis>
          <chart:axis chart:dimension="x" chart:name="primary-x" chart:style-name="Axs1">
            <chart:title svg:x="416.3579527559055pt" svg:y="198.9914960629921pt" chart:style-name="AT01">
              <text:p text:style-name="a2" text:class-names="" text:cond-style-name="">X</text:p>
            </chart:title>
            <chart:categories table:cell-range-address="Лист1.$G$5:.$G$17"/>
          </chart:axis>
          <chart:series chart:values-cell-range-address="Лист1.$H$5:.$H$17" chart:class="chart:bar" chart:attached-axis="primary-y" chart:style-name="G0S0">
            <chart:data-point chart:repeated="13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Wal0">
      <style:graphic-properties draw:fill="solid" draw:fill-color="#ffffff" draw:opacity="100%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24in" svg:stroke-color="#878787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1024in" svg:stroke-color="#878787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ru" fo:country="RU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solid" draw:fill-color="#ffffff" draw:opacity="100%" draw:stroke="none"/>
    </style:style>
  </office:automatic-styles>
  <office:body>
    <office:chart>
      <chart:chart chart:class="chart:bar" svg:height="215.91pt" svg:width="467.91pt" chart:style-name="Crt0">
        <chart:title svg:x="22.92220472440945pt" svg:y="10.51338582677165pt" chart:style-name="CT00">
          <text:p text:style-name="a0" text:class-names="" text:cond-style-name="">Гистограмма относительных частот (Абу Даби)</text:p>
        </chart:title>
        <chart:plot-area svg:x="36.21094488188977pt" svg:y="58.34850393700787pt" svg:width="403.5629921259842pt" svg:height="148.3513385826771pt" chart:style-name="Plt0">
          <chart:axis chart:dimension="y" chart:name="primary-y" chart:style-name="Axs0">
            <chart:title svg:x="36.38086614173228pt" svg:y="38.37007874015748pt" chart:style-name="AT00">
              <text:p text:style-name="a1" text:class-names="" text:cond-style-name="">hi</text:p>
            </chart:title>
            <chart:grid chart:class="major" chart:style-name="GMa0"/>
          </chart:axis>
          <chart:axis chart:dimension="x" chart:name="primary-x" chart:style-name="Axs1">
            <chart:title svg:x="445.4409448818898pt" svg:y="166.9695275590551pt" chart:style-name="AT01">
              <text:p text:style-name="a2" text:class-names="" text:cond-style-name="">X</text:p>
            </chart:title>
            <chart:categories table:cell-range-address="Лист1.$L$5:.$L$11"/>
          </chart:axis>
          <chart:series chart:values-cell-range-address="Лист1.$M$5:.$M$11" chart:class="chart:bar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